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56f7"/>
    </style:style>
    <style:style style:name="P23" style:family="paragraph" style:parent-style-name="Text_20_body">
      <style:text-properties officeooo:rsid="02e82a24" officeooo:paragraph-rsid="001756f7" style:font-size-asian="12pt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5ea85c"/>
    </style:style>
    <style:style style:name="T21" style:family="text">
      <style:text-properties officeooo:rsid="005c44cd"/>
    </style:style>
    <style:style style:name="T22" style:family="text">
      <style:text-properties fo:font-weight="bold" officeooo:rsid="005c44cd" style:font-weight-asian="bold" style:font-weight-complex="bold"/>
    </style:style>
    <style:style style:name="T23" style:family="text">
      <style:text-properties officeooo:rsid="00648391"/>
    </style:style>
    <style:style style:name="T24" style:family="text">
      <style:text-properties fo:font-size="13pt" officeooo:rsid="006239c3" style:font-size-asian="11.3500003814697pt" style:font-size-complex="13pt"/>
    </style:style>
    <style:style style:name="T25" style:family="text">
      <style:text-properties fo:font-size="13pt" fo:font-weight="bold" officeooo:rsid="006239c3" style:font-size-asian="11.3500003814697pt" style:font-weight-asian="bold" style:font-size-complex="13pt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normal" officeooo:rsid="0056f04e" style:font-style-asian="normal" style:font-style-complex="normal"/>
    </style:style>
    <style:style style:name="T29" style:family="text">
      <style:text-properties officeooo:rsid="004ff14a"/>
    </style:style>
    <style:style style:name="T30" style:family="text">
      <style:text-properties officeooo:rsid="00429d15"/>
    </style:style>
    <style:style style:name="T31" style:family="text">
      <style:text-properties officeooo:rsid="00698bab"/>
    </style:style>
    <style:style style:name="T32" style:family="text">
      <style:text-properties fo:font-size="13pt" officeooo:rsid="00675424" style:font-size-asian="11.3500003814697pt" style:font-size-complex="13pt"/>
    </style:style>
    <style:style style:name="T33" style:family="text">
      <style:text-properties officeooo:rsid="00441d00"/>
    </style:style>
    <style:style style:name="T34" style:family="text">
      <style:text-properties officeooo:rsid="006752f7"/>
    </style:style>
    <style:style style:name="T35" style:family="text">
      <style:text-properties officeooo:rsid="0047d7ac"/>
    </style:style>
    <style:style style:name="T36" style:family="text">
      <style:text-properties officeooo:rsid="004a748d"/>
    </style:style>
    <style:style style:name="T37" style:family="text">
      <style:text-properties officeooo:rsid="004d0f9d"/>
    </style:style>
    <style:style style:name="T38" style:family="text">
      <style:text-properties officeooo:rsid="004ed897"/>
    </style:style>
    <style:style style:name="T39" style:family="text">
      <style:text-properties officeooo:rsid="0050d526"/>
    </style:style>
    <style:style style:name="T40" style:family="text">
      <style:text-properties officeooo:rsid="006dd8c6"/>
    </style:style>
    <style:style style:name="T41" style:family="text">
      <style:text-properties officeooo:rsid="00566019"/>
    </style:style>
    <style:style style:name="T42" style:family="text">
      <style:text-properties officeooo:rsid="006fd21e"/>
    </style:style>
    <style:style style:name="T43" style:family="text">
      <style:text-properties officeooo:rsid="00161290"/>
    </style:style>
    <style:style style:name="T4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49" style:family="text">
      <style:text-properties officeooo:rsid="038d9d4d"/>
    </style:style>
    <style:style style:name="T50" style:family="text">
      <style:text-properties officeooo:rsid="038dd9cf"/>
    </style:style>
    <style:style style:name="T51" style:family="text">
      <style:text-properties officeooo:rsid="0025668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1">To maintain a high degree of motivation throughout this assessment, and avoid procrastination, I deployed several different strategies:</text:p>
      <text:p text:style-name="P11"/>
      <text:p text:style-name="P11">1. Distraction minimisation</text:p>
      <text:p text:style-name="P12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(</text:span><text:span text:style-name="T28">Luka Netzler, Brian Lovell, 2025</text:span><text:span text:style-name="T27">)</text:span><text:span text:style-name="T26">.</text:span></text:p>
      <text:p text:style-name="P13"/>
      <text:p text:style-name="P14">2. <text:span text:style-name="T29">Focus Management</text:span></text:p>
      <text:p text:style-name="P15">To avoid mental distractions and maintain my dopamine levels, I would turn off all redundant applications (such as Steam, or Discord), <text:span text:style-name="T30">reduce the brightness of my screen, and even reduce saturation </text:span><text:span text:style-name="T31">(</text:span><text:span text:style-name="T32">Craig A. Williamson, Jari J. Morganti, Hannah E. Smithson, 2023)</text:span><text:span text:style-name="T30">. This </text:span><text:span text:style-name="T33">created a monotonous, </text:span><text:span text:style-name="T34">albeit</text:span><text:span text:style-name="T33"> a highly reliable environment in which I could maintain my focus for much longer. </text:span></text:p>
      <text:p text:style-name="P16"><text:soft-page-break/>To further maintain my focus, and prevent my mind from drifting off, I would utilise the rubber duck <text:span text:style-name="T35">debugging </text:span>technique <text:span text:style-name="T35">(Rubber Duck Debugging, n.d.). </text:span><text:span text:style-name="T36">By narrating my own actions, I could keep my mind anchored in the present moment, </text:span><text:span text:style-name="T37">minimising </text:span><text:span text:style-name="T38">unrelated thought.</text:span></text:p>
      <text:p text:style-name="P16"/>
      <text:p text:style-name="P17"><text:span text:style-name="T39">3. Future Reflection</text:span></text:p>
      <text:p text:style-name="P18">To further improve my workflow in the future, I would also avoid <text:span text:style-name="T40">nicotine</text:span> to keep my heart rate consistent, <text:span text:style-name="T41">instead replacing it with scented candles. </text:span><text:span text:style-name="T42">I would communicate more with my lecturers, asking more questions pertaining to the assessment. </text:span></text:p>
      <text:p text:style-name="P19"/>
      <text:p text:style-name="P10"/>
      <text:p text:style-name="P10"/>
      <text:p text:style-name="P20">Section <text:span text:style-name="T18">2</text:span> – <text:span text:style-name="T43">Ongoing Risk Management</text:span></text:p>
      <text:p text:style-name="P20"/>
      <text:p text:style-name="P20"/>
      <text:p text:style-name="P20"/>
      <text:p text:style-name="P21">References</text:p>
      <text:p text:style-name="P22"><text:span text:style-name="Strong_20_Emphasis"><text:span text:style-name="T44">GD</text:span></text:span><text:span text:style-name="Strong_20_Emphasis"><text:span text:style-name="T45">P</text:span></text:span><text:span text:style-name="Strong_20_Emphasis"><text:span text:style-name="T44">R</text:span></text:span><text:span text:style-name="T46"> (</text:span>2018<text:span text:style-name="T46">) </text:span><text:span text:style-name="Emphasis"><text:span text:style-name="T46">General Data Protection Regulation.</text:span></text:span><text:span text:style-name="T46"> Available at: </text:span><text:a xlink:type="simple" xlink:href="https://gdpr-info.eu/" text:style-name="Internet_20_link" text:visited-style-name="Visited_20_Internet_20_Link"><text:span text:style-name="T46">https://gdpr-info.eu/</text:span></text:a><text:span text:style-name="T46"> (</text:span><text:span text:style-name="T47">Accessed: </text:span><text:span text:style-name="T48">5 </text:span><text:span text:style-name="T47"><text:s/></text:span><text:span text:style-name="T48">May</text:span><text:span text:style-name="T47"> 2026</text:span><text:span text:style-name="T46">).</text:span></text:p>
      <text:p text:style-name="P23"><text:span text:style-name="Strong_20_Emphasis">Data Protection Act 2018</text:span> (2018) <text:span text:style-name="Emphasis">c.12.</text:span> London: The Stationery Office. <text:span text:style-name="T49">Available at: </text:span><text:a xlink:type="simple" xlink:href="https://www.legislation.gov.uk/ukpga/2018/12" text:style-name="Internet_20_link" text:visited-style-name="Visited_20_Internet_20_Link"><text:span text:style-name="T49">https://www.legislation.gov.uk/ukpga/2018/12</text:span></text:a><text:span text:style-name="T49"> </text:span><text:span text:style-name="T50">(Accessed: </text:span><text:span text:style-name="T51">5 May</text:span><text:span text:style-name="T50"> 2026).</text:span></text:p>
      <text:p text:style-name="P2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0">Accessed: </text:span><text:span text:style-name="T51">5</text:span><text:span text:style-name="T50"> </text:span><text:span text:style-name="T51">May</text:span><text:span text:style-name="T50"> 2026</text:span>).</text:p>
      <text:p text:style-name="P25">National Cyber Security Centre <text:span text:style-name="T52">(2021) </text:span><text:span text:style-name="T53">Top tips for staying secure online.</text:span><text:span text:style-name="T5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2">https://www.ncsc.gov.uk/collection/top-tips-for-staying-secure-online/always-back-up-your-most-important-data#section_3</text:span></text:a><text:span text:style-name="T52"> (Accessed 5 May 2026).</text:span></text:p>
      <text:p text:style-name="P26"/>
      <text:p text:style-name="P27"><text:span text:style-name="T5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7"/>
      <text:p text:style-name="P28">Rubber Duck Debugging <text:span text:style-name="T52">(n.d.) </text:span><text:span text:style-name="T53">Debugging Software with a Rubber Ducky. </text:span><text:span text:style-name="T55">Available at: </text:span><text:a xlink:type="simple" xlink:href="https://rubberduckdebugging.com/" text:style-name="Internet_20_link" text:visited-style-name="Visited_20_Internet_20_Link"><text:span text:style-name="T55">https://rubberduckdebugging.com/</text:span></text:a><text:span text:style-name="T55"> (Accessed: 5 May 2026)</text:span></text:p>
      <text:p text:style-name="P29"/>
      <text:p text:style-name="P30"><text:span text:style-name="T56">Luka Netzler, Brian Lovell</text:span><text:span text:style-name="T5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1"/>
      <text:p text:style-name="P32">Christoph Bamberg, Julia Reinchenberger, Jens Blechert <text:span text:style-name="T52">(2025) </text:span><text:span text:style-name="T53">Stable cognitive performance while adapting to intermittent fasting: A randomised controlled trial</text:span><text:span text:style-name="T55">. Available at: </text:span><text:a xlink:type="simple" xlink:href="https://journals.sagepub.com/doi/10.1177/13591053251351204" text:style-name="Internet_20_link" text:visited-style-name="Visited_20_Internet_20_Link"><text:span text:style-name="T55">https://journals.sagepub.com/doi/10.1177/13591053251351204</text:span></text:a><text:span text:style-name="T55"> (Accessed: 5 May 2026).</text:span></text:p>
      <text:p text:style-name="P33">Dominik H Pesta, Varman T Samuel <text:span text:style-name="T52">(2014) </text:span><text:span text:style-name="T53">A high-protein diet for reducing body fat: mechanisms and possible caveats.</text:span><text:span text:style-name="T52"> Available at: </text:span><text:a xlink:type="simple" xlink:href="https://link.springer.com/article/10.1186/1743-7075-11-53" text:style-name="Internet_20_link" text:visited-style-name="Visited_20_Internet_20_Link"><text:span text:style-name="T52">https://link.springer.com/article/10.1186/1743-7075-11-53</text:span></text:a><text:span text:style-name="T52"> (Accessed: 5 May 2026).</text:span></text:p>
      <text:p text:style-name="P34"/>
      <text:p text:style-name="P35">Craig A. Williamson, Jari J. Morganti, Hannah E. Smithson <text:span text:style-name="T52">(2023) </text:span><text:span text:style-name="T53">Bright-light distractions and visual performance</text:span><text:span text:style-name="T52">. Available at: </text:span><text:a xlink:type="simple" xlink:href="https://www.frontiersin.org/journals/psychology/articles/10.3389/fpsyg.2023.1088975/full" text:style-name="Internet_20_link" text:visited-style-name="Visited_20_Internet_20_Link"><text:span text:style-name="T52">https://www.frontiersin.org/journals/psychology/articles/10.3389/fpsyg.2023.1088975/full</text:span></text:a><text:span text:style-name="T52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25:54.805562620</dc:date>
    <meta:editing-duration>PT1H42M15S</meta:editing-duration>
    <meta:editing-cycles>78</meta:editing-cycles>
    <meta:document-statistic meta:table-count="0" meta:image-count="0" meta:object-count="0" meta:page-count="3" meta:paragraph-count="29" meta:word-count="703" meta:character-count="5173" meta:non-whitespace-character-count="4490"/>
  </office:meta>
</office:document-meta>
</file>